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0e0e0"/>
    </style:style>
    <style:style style:name="T1" style:family="text">
      <style:text-properties fo:color="#032726"/>
    </style:style>
    <style:style style:name="TableColumn1" style:family="table-column">
      <style:table-column-properties style:column-width="3.4625in" style:rel-column-width="32767*"/>
    </style:style>
  </office:automatic-styles>
  <office:body>
    <office:text>
      <text:p text:style-name="P1">陳真   |  2019.09.02 03:37   |   <text:a xlink:type="simple" xlink:href="http://palinfo.habago.org/Entry?Command=Information_PrintForum&amp;iPage=3#FORUM37838"><text:span text:style-name="T1">#</text:span></text:a></text:p>
      <text:p text:style-name="P2">卡韓政變 (158)：英、美在乎什麼民主自由與人權嗎？ <text:line-break/><text:line-break/>陳真 2019.09.02. <text:line-break/><text:line-break/><text:line-break/>謝謝從輔， <text:line-break/><text:line-break/>你這文章之翻譯(美國"好人"們如何摧毀一個阿富汗家庭) <text:line-break/><text:line-break/>新聞來源：The Bureau of Investigative Journalism <text:line-break/>網址：https://tinyurl.com/yxeqs7r3 <text:line-break/>作者：Abbie Cheeseman &amp;; Ahmed Mengli <text:line-break/>相關視頻：https://tinyurl.com/y4w7bp3j <text:line-break/><text:line-break/><text:line-break/>是要投給巴勒網嗎？還是你有自己的網站？ <text:line-break/><text:line-break/>若要投給巴勒網，我們的作法是翻譯之後會再找個人修改。修改後，雙方對於翻譯內容取得同意後再放上首頁。首頁的文章會透過一個 mailing list 每個月發送一次。 <text:line-break/><text:line-break/>如果你要投給巴勒網，我可以幫忙校訂，弄完之後再請你過目，沒問題的話再貼上首頁。 <text:line-break/><text:line-break/>除了校訂，我可能會簡單寫個說明。說明包括兩部份： <text:line-break/><text:line-break/>一是對於這文章的性質做個說明。畢竟這是關於某個個案的調查報導。閱讀的人很可能會一頭霧水，因為不知道為何以及如何理解如此細節的一篇個案報導。 <text:line-break/><text:line-break/>另外則是對於內文做些說明或表示異議。比方說內文提到： <text:line-break/><text:line-break/>"他的故事是阿富汗各家庭每天所面臨的艱難情況。空襲正在該國進行。十年來首次，美國和阿富汗的軍事行動比叛軍殺死了更多平民。" <text:line-break/><text:line-break/>這段話牽涉到一些問題，比方說，川普雖然對於發動戰爭與擴大政治版圖比較沒興趣，但他實際上卻很可能是美國近代史上簽署最多戰爭授權的總統；他懶得管這些，因此乾脆授權軍方或CIA在海外直接任意大開殺戒，大幅放寬戰爭授權。 <text:line-break/><text:line-break/>歐巴馬擅於以轟炸取代地面部隊，以便減少美軍傷亡，避免國內輿論壓力。但是，川普卻比歐巴馬還丟下更多炸彈。美軍傷亡確實減少了，但平民傷亡卻爆增。阿富汗就是一例。美軍整天狂轟濫炸，平民死者不但於去年創新高 (光是去年一年阿富汗平民死亡就高達三千多人)，而且，根據聯合國的報告，死者之中三分之一為兒童。 <text:line-break/><text:line-break/>至於說美軍與阿富汗政府軍屠殺平民人數首度超越 "叛軍"，這類敘述其實過於簡略而誤導。所謂叛軍，就是塔利班，他們原本就是阿富汗政府，是2001年美國以反恐之名對之發動侵略，才被推翻。 <text:line-break/><text:line-break/>我認為，這樣一場長達至少18年的侵略戰爭所造成之傷亡及戰亂中之各類型的死亡，美國應負全責；不能講得好像美國只是進去阿富汗幫助誰打什麼 "壞人"，"不小心" 打死了很多平民。這類描述方式，往往抹除了基本事實，亦即侵略才是這場戰爭的核心事實。 <text:line-break/><text:line-break/>講起這些事，我心理上就有陰影，有一種本能上的排斥，實在很不想講。要是我能遺忘，許多時候我真寧可自己從一開始就根本不知道這樣一種關於現實的荒唐、血腥殘酷與卑劣。 <text:line-break/><text:line-break/>舉個例，香港那些反送中的人渣們不是每天搞破壞嗎？然後西方社會一面倒地 "聲援"；或者應該說，這完全就是一場由西方社會 (主要是 CIA) 一手精心策畫的動亂，並且渴望藉由這場動亂之持續擴大，進而失控，盼望能引來中共的鎮壓。 <text:line-break/><text:line-break/>過去二、三十年來，美國每天就是以民主為藉口，在全世界各地製造類似的暴亂甚至內戰，藉以顛覆異己政權，發動侵略。 <text:line-break/><text:line-break/>中國，相對於美國或比方說英國，乾淨得就像一張白紙，所謂什麼爭民主、爭自由，全是鬼扯蛋，天底下還會有比中國統治下的香港更自由更不設防的城市嗎？中國統治下的香港，所謂民主與自由，更是遠勝英國殖民時期。西方社會倘若面對諸如像香港這樣的暴亂等級，老早派出軍警不知道要打死多少人、逮捕多少人，哪有可能像香港警察這樣軟弱得近乎荒唐？ <text:line-break/><text:line-break/>就如火鍋大王所說，倘若美國發生香港這樣的暴亂，老早派出軍隊，宣布戒嚴，封鎖整座城市，哪有可能僅僅逮捕數十人。 <text:line-break/><text:line-break/>請看7:30到8: 20： <text:line-break/><text:line-break/>https://www.youtube.com/watch?v=kFnqIJaHKno <text:line-break/><text:line-break/>我跟各位說，在英國，隨便一個完全和平的抗爭，參與者僅僅只是 "走出" 封鎖線，都必然會遭到逮捕或警察攻擊，然後隨之而來的是刑度極重的司法究責。 <text:line-break/><text:line-break/>但是，這樣一些對於社會秩序之維持極其強悍嚴厲的國家，如今卻天天大肆造謠，高舉什麼人權與民主自由，把香港警察講成好像什麼暴政底下殺人不眨眼的武裝走狗似的，甚至叫囂什麼 "絕不容許中國政府如此對待爭取民主自由的偉大香港人"，真的是非常無恥。 <text:line-break/><text:line-break/>舉個最近的例子，就在上個月(8月)的中旬，聯合國譴責英國長年持續販售武器給沙烏地阿拉伯，對葉門進行極其病態殘酷血腥的侵略，刻意製造最大的人道災難。 <text:line-break/><text:line-break/>葉門和敘利亞，可以說是當今世界人道災難最嚴重最血腥的兩個國家。葉門總人口才2700萬，但截至目前為止，已經有將近一千萬人陷入饑饉，大約有一千八百萬人急需人道救援，平均每十分鐘就有一名兒童死於 "可避免之因素"。關於葉門，我一時沒法詳談，可參見學姊兩年前的一篇舊文，就可約略明白葉門之如何遭受西方社會之荼毒： <text:line-break/><text:line-break/>https://bit.ly/2Leblv5 <text:line-break/><text:line-break/>而我現在要說的是，面對葉門這樣一種近代史上規模罕見的人道災難與侵略，英國卻趕緊販賣比平常超過一百多倍、高達兩千五百多億的武器給沙烏地阿拉伯，讓他們用來屠殺更多葉門人，破壞更多葉門的民生基礎設施，使千萬人淪為餓莩，死於戰火，其中尤其是老幼婦孺，更是這場同樣以 "追求民主" 為名、毫無人性的侵略戰爭最大的受難者。 <text:line-break/><text:line-break/>各位懂我的意思嗎？懂得這樣一種對比嗎？美英等國，一方面對於自由到近乎荒唐、根本不設防的香港，整天以民主自由之名一手製造動亂，一方面卻又整天在全世界各地幹盡天下最血腥殘暴的各種侵略與戰爭。我表達能力有限，我不知道要怎麼樣講才能讓人們產生一點憤怒？ <text:line-break/><text:line-break/>謝謝從輔這篇翻譯，容我再找時間校訂。 <text:line-break/><text:line-break/>每天忙到爆累到爆，往往心有餘而力不足，而我也只能在精神狀況往往極為疲憊的情況下，勉強用一點零碎時間寫點東西。 <text:line-break/><text:line-break/>巴勒網通常會選一些文章，在 EMAIL 群組上徵求勇士幫忙翻譯，也許以後也可以在這版面上公告徵求，看勇士能不能多一點。至於文章的選擇，各位若平常有看到不錯的文章，也歡迎在這版面推介，也許先確定要翻譯哪些文章再來進行翻譯會比較好。</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